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9346"/>
    </style:style>
    <style:style style:name="P2" style:family="paragraph" style:parent-style-name="Text_20_body">
      <style:paragraph-properties fo:text-align="start" style:justify-single-word="false"/>
      <style:text-properties officeooo:paragraph-rsid="00189346"/>
    </style:style>
    <style:style style:name="P3" style:family="paragraph" style:parent-style-name="Heading_20_2">
      <style:paragraph-properties fo:text-align="center" style:justify-single-word="false"/>
      <style:text-properties officeooo:paragraph-rsid="00189346"/>
    </style:style>
    <style:style style:name="P4" style:family="paragraph" style:parent-style-name="Heading_20_1">
      <style:paragraph-properties fo:text-align="center" style:justify-single-word="false"/>
      <style:text-properties officeooo:paragraph-rsid="00189346"/>
    </style:style>
    <style:style style:name="T1" style:family="text">
      <style:text-properties officeooo:rsid="000c7086"/>
    </style:style>
    <style:style style:name="T2" style:family="text">
      <style:text-properties officeooo:rsid="001893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lkka Lehikoinen</text:span></text:p>
      <text:p text:style-name="P1"><text:span text:style-name="T1">013787637</text:span></text:p>
      <text:p text:style-name="P1"><text:span text:style-name="T1"/></text:p>
      <text:p text:style-name="P1"><text:span text:style-name="T1">Aineopintojenharjoitustyö:</text:span></text:p>
      <text:p text:style-name="P1"><text:span text:style-name="T1">Tietorakenteet ja algoritmit</text:span></text:p>
      <text:p text:style-name="P1"/>
      <text:p text:style-name="P1"/>
      <text:p text:style-name="P1"/>
      <text:h text:style-name="P4" text:outline-level="1"><text:span text:style-name="T1">Verkon vahvasti yhtenäiset komponentit</text:span></text:h>
      <text:h text:style-name="P3" text:outline-level="2"><text:span text:style-name="T2">Käyttöohje</text:span></text:h>
      <text:p text:style-name="P2"><text:span text:style-name="T1"/></text:p>
      <text:p text:style-name="Standard"/>
      <text:p text:style-name="Standard">Käyttöohje</text:p>
      <text:p text:style-name="Standard">Miten ohjelma suoritetaan, miten eri toiminnallisuuksia käytetään</text:p>
      <text:p text:style-name="Standard">Minkä muotoisia syötteitä ohjelma hyväksyy</text:p>
      <text:p text:style-name="Standard">Missä kansiossa on jar ja ajamiseen tarvittavat testitiedosto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6:34</meta:creation-date>
    <dc:date>2013-05-22T15:42:08</dc:date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10" meta:word-count="33" meta:character-count="307" meta:non-whitespace-character-count="307"/>
  </office:meta>
</office:document-meta>
</file>